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ab-stops>
          <style:tab-stop style:position="0.741cm"/>
        </style:tab-stops>
      </style:paragraph-properties>
    </style:style>
    <style:style style:name="P6" style:family="paragraph" style:parent-style-name="Standard">
      <style:paragraph-properties fo:margin-left="0cm" fo:margin-right="0cm" fo:text-indent="0cm" style:auto-text-indent="false">
        <style:tab-stops>
          <style:tab-stop style:position="0.741cm"/>
        </style:tab-stops>
      </style:paragraph-properties>
      <style:text-properties fo:font-weight="bold" style:font-weight-asian="bold"/>
    </style:style>
    <style:style style:name="P7" style:family="paragraph" style:parent-style-name="Standard">
      <style:paragraph-properties fo:margin-left="0cm" fo:margin-right="0cm" fo:text-indent="0cm" style:auto-text-indent="false"/>
      <style:text-properties fo:font-size="22pt" style:font-size-asian="22pt" style:font-size-complex="22pt"/>
    </style:style>
    <style:style style:name="P8" style:family="paragraph" style:parent-style-name="Standard">
      <style:paragraph-properties fo:margin-left="0cm" fo:margin-right="0cm" fo:text-indent="0cm" style:auto-text-indent="false">
        <style:tab-stops>
          <style:tab-stop style:position="0.741cm"/>
        </style:tab-stops>
      </style:paragraph-properties>
      <style:text-properties fo:font-size="22pt" style:font-size-asian="22pt" style:font-size-complex="22pt"/>
    </style:style>
    <style:style style:name="P9" style:family="paragraph" style:parent-style-name="Standard">
      <style:paragraph-properties fo:margin-left="0cm" fo:margin-right="0cm" fo:text-indent="1.249cm" style:auto-text-indent="false"/>
    </style:style>
    <style:style style:name="P10"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11"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12" style:family="paragraph" style:parent-style-name="Standard">
      <style:paragraph-properties fo:margin-left="0cm" fo:margin-right="0cm" fo:text-indent="1.249cm" style:auto-text-indent="false"/>
      <style:text-properties fo:font-size="22pt" fo:font-weight="bold" style:font-size-asian="22pt" style:font-weight-asian="bold" style:font-size-complex="22pt"/>
    </style:style>
    <style:style style:name="P13" style:family="paragraph" style:parent-style-name="Standard">
      <style:paragraph-properties fo:margin-top="0cm" fo:margin-bottom="0.212cm" fo:line-height="100%" fo:text-align="center" style:justify-single-word="false"/>
      <style:text-properties fo:font-size="22pt" fo:font-weight="bold" style:font-size-asian="22pt" style:font-weight-asian="bold" style:font-size-complex="22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fo:font-size="22pt" style:text-underline-style="solid" style:text-underline-type="double" style:text-underline-width="auto" style:text-underline-color="font-color"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type="double" style:text-underline-width="auto" style:text-underline-color="font-color" style:font-size-asian="22pt" style:font-size-complex="22pt"/>
    </style:style>
    <style:style style:name="P17"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fo:font-weight="normal" style:font-weight-asian="normal" style:font-weight-complex="normal"/>
    </style:style>
    <style:style style:name="T4" style:family="text">
      <style:text-properties style:font-name="Bitstream Vera Sans Mono"/>
    </style:style>
    <style:style style:name="T5" style:family="text">
      <style:text-properties style:font-name="Bitstream Vera San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2"/>
      <text:p text:style-name="P12"/>
      <text:p text:style-name="P13"/>
      <text:p text:style-name="P10">RELAZIONE PROGETTO</text:p>
      <text:p text:style-name="P11">Metodologie Di Programmazione</text:p>
      <text:p text:style-name="P2"/>
      <text:p text:style-name="P2"/>
      <text:p text:style-name="P2"/>
      <text:p text:style-name="P2"/>
      <text:p text:style-name="P15"/>
      <text:p text:style-name="P7"/>
      <text:p text:style-name="P7"/>
      <text:p text:style-name="P7"/>
      <text:p text:style-name="P7"/>
      <text:p text:style-name="P7"/>
      <text:p text:style-name="P16"/>
      <text:p text:style-name="P8"/>
      <text:p text:style-name="P8"/>
      <text:p text:style-name="P8"/>
      <text:p text:style-name="P16"/>
      <text:p text:style-name="P16"/>
      <text:p text:style-name="P8"/>
      <text:p text:style-name="P3">a cura di </text:p>
      <text:p text:style-name="P6"/>
      <text:p text:style-name="P9">Apollaro Gianluca <text:s/><text:tab/><text:tab/><text:span text:style-name="T1">Mat.</text:span> <text:s text:c="2"/>4520422<text:tab/><text:span text:style-name="T1">E-mail:<text:tab/></text:span><text:a xlink:type="simple" xlink:href="mailto:%67i%61%6E%6Cu%63%61%38%38@g%73%6D%62o%79%2Ei%74"><text:span text:style-name="T3">gianluca88@gsmboy.it</text:span></text:a></text:p>
      <text:p text:style-name="P9">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9">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9">Trevisan Marco<text:tab/><text:tab/><text:span text:style-name="T1">Mat.</text:span><text:tab/>4016623<text:tab/><text:span text:style-name="T1">E-mail:</text:span> <text:tab/><text:a xlink:type="simple" xlink:href="mailto:mail@3v1n0.net"><text:span text:style-name="Internet_20_link">marco@3v1n0.net</text:span></text:a></text:p>
      <text:p text:style-name="P5"/>
      <text:p text:style-name="P5"/>
      <text:h text:style-name="P17" text:outline-level="1">Esercizio e Funzionalità del Progetto</text:h>
      <text:p text:style-name="P4">L'esercizio che abbiamo scelto come base per lo svolgimento del progetto richiedeva la visualizzazione e stampa di una fattura per un negozio di audio/video.</text:p>
      <text:p text:style-name="P4">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4">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4">Scendendo ulteriormente in linea gerarchica troviamo le classi <text:span text:style-name="T2">GenericItem</text:span>, <text:span text:style-name="T2">ShopItem</text:span> e <text:span text:style-name="T2">ItemDiscount</text:span> che sono tutte classi che estendono <text:span text:style-name="T2">AbstractItem</text:span> e che sono classi concrete che ridefiniscono dei parametri relativi al tipo specifico.</text:p>
      <text:p text:style-name="P4">In particolare, <text:span text:style-name="T2">GenericItem</text:span> è stata definita per rappresentare una qualsiasi Item generica e che quindi abbia dei campi come il Tipo, la marca, il nome, una descrizione ed il prezzo.</text:p>
      <text:p text:style-name="P4">Per la memorizzazione di questi parametri, piuttosto che usare delle variabili di classe, abbiamo preferito usare un nuovo tipo di dati che abbiamo definito con la classe astratta <text:span text:style-name="T2">ItemFeatures</text:span>.</text:p>
      <text:p text:style-name="P4">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4">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foglie.</text:p>
      <text:p text:style-name="P4">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delle sue sottoclassi) memorizzandolo e facendo riferimento ad esso per qualsiasi operazione sull'oggetto stesso.</text:p>
      <text:p text:style-name="P4">In particolare la classe <text:span text:style-name="T2">ItemDiscount</text:span>, che è a sua volta astratta, definisce un ulteriore metodo astratto <text:s/><text:span text:style-name="T2">createDiscount()</text:span> (che deve essere quindi implementato nelle sue sottoclassi) e che sfruttando l'idea del factory permette di definire il valore dello sconto a partire da una nuova sottoclasse, permettendo così una notevole estendibilità in questo campo.</text:p>
      <text:p text:style-name="P4">Procedendo nell'analisi del nostro programma vediamo che la classe <text:span text:style-name="T2">GenericItem</text:span> funge da modello per tutti gli oggetti che saranno messi “in vendita” nel nostro negozio.</text:p>
      <text:p text:style-name="P4">Nel nostro esempio abbiamo creato classi che definiscono Hi-Fi, Decoder, Speakers, TVSet, vari tipi di supporti (CD, DVD, BluRay, ecc..) e i loro rispettivi lettori, ma naturalmente è possibile aggiungere un qualsiasi altro oggetto estendendo la classe <text:span text:style-name="T2">GenericItem</text:span> e sovrascrivendo opportunamente i metodi della super-classe.</text:p>
      <text:p text:style-name="P4">In questo modo è stato possibile strutturare un'insieme di merci sufficientemente vario e allo stesso tempo facilmente estendibile.</text:p>
      <text:p text:style-name="P4">Un particolare utilizzo dell'interfaccia <text:span text:style-name="T2">Item</text:span> viene fatto dalla classe <text:span text:style-name="T2">ItemPackage</text:span> che estende <text:s/><text:span text:style-name="T2">GenericItem</text:span><text:span text:style-name="T5"> e consente di creare dei “pacchetti di Item” (vale a dire delle Item che contengono Item o sottotipi di Item) sfruttando come struttura dati per la memorizzazione un ItemList, una semplice implementazione di una lista che può usare come supporto diversi </text:span><text:soft-page-break/><text:span text:style-name="T5">“backend” (noi abbiamo usato la </text:span><text:span text:style-name="T2">LinkedList</text:span><text:span text:style-name="T5"> in </text:span><text:span text:style-name="T2">ItemLinkedList</text:span><text:span text:style-name="T5">) ma che deve contenere delle Item (o sottotipi).</text:span></text:p>
      <text:p text:style-name="P4"><text:span text:style-name="T5">Tramite una tale gestione delle Item è stato poi possibile “integrarle” ulteriormente affinché potessero essere aggiunte ad un particolare </text:span><text:span text:style-name="T2">Shop</text:span><text:span text:style-name="T5">.</text:span></text:p>
      <text:p text:style-name="P4"><text:span text:style-name="T5">Anche la fattura, nella sua classe </text:span><text:span text:style-name="T2">Invoice</text:span><text:span text:style-name="T5">, sfrutta le Item; non solo in quanto elementi da fatturare (in questo caso dopo essere stati incapsulati in delle </text:span><text:span text:style-name="T2">ShopItem</text:span><text:span text:style-name="T5">) ma proprio perché la stessa </text:span><text:span text:style-name="T2">Invoice</text:span><text:span text:style-name="T5"> usa sostanzialmente un </text:span><text:span text:style-name="T2">ItemPackage</text:span><text:span text:style-name="T5"> contente delle </text:span><text:span text:style-name="T2">ShopItem</text:span><text:span text:style-name="T5"> come struttura dati principale.</text:span></text:p>
      <text:p text:style-name="P4">Anche se abbiamo deciso di non rappresentarlo nel diagramma alla fine il risultato ottenuto dal nostro programma è una creazione di un negozio virtuale di audio video con elementi del listino aggiunti da noi attraverso varie classi anch'esse estendibili. Su questo negozio viene caricato un menu di scelta (tipo un carrello della spesa virtuale), dove è possibile selezionare tra gli oggetti presenti quelli che si vogliono “comprare”. Una volta effettuata la scelta il programma stampa sia su terminale che su una pagina html una fattura della merce acquistata, formattata secondo lo standard at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3:47:23</dc:date>
    <dc:language>it-IT</dc:language>
    <meta:editing-cycles>16</meta:editing-cycles>
    <meta:editing-duration>PT05H29M54S</meta:editing-duration>
    <meta:document-statistic meta:table-count="0" meta:image-count="0" meta:object-count="0" meta:page-count="3" meta:paragraph-count="25" meta:word-count="813" meta:character-count="5511"/>
    <meta:user-defined meta:name="Info 1"/>
    <meta:user-defined meta:name="Info 2"/>
    <meta:user-defined meta:name="Info 3"/>
    <meta:user-defined meta:name="Info 4"/>
  </office:meta>
</office:document-meta>
</file>